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MODEL – english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Q7</text:p>
          </table:table-cell>
        </table:table-row>
        <table:table-row table:style-name="ro1">
          <table:table-cell office:value-type="string" calcext:value-type="string">
            <text:p>Vinai-covid</text:p>
          </table:table-cell>
          <table:table-cell office:value-type="string" calcext:value-type="string">
            <text:p>83.3, 83.8</text:p>
          </table:table-cell>
          <table:table-cell office:value-type="string" calcext:value-type="string">
            <text:p>92.4, 94.3</text:p>
          </table:table-cell>
          <table:table-cell office:value-type="string" calcext:value-type="string">
            <text:p>76.5, 76.5</text:p>
          </table:table-cell>
          <table:table-cell office:value-type="string" calcext:value-type="string">
            <text:p>88.5, 82.5</text:p>
          </table:table-cell>
          <table:table-cell office:value-type="string" calcext:value-type="string">
            <text:p>90.5, 90.5</text:p>
          </table:table-cell>
          <table:table-cell office:value-type="string" calcext:value-type="string">
            <text:p>71.8, 71.3</text:p>
          </table:table-cell>
          <table:table-cell office:value-type="string" calcext:value-type="string">
            <text:p>89.4, 88.7</text:p>
          </table:table-cell>
          <table:table-cell office:value-type="string" calcext:value-type="string">
            <text:p>73.7, 82.6</text:p>
          </table:table-cell>
        </table:table-row>
        <table:table-row table:style-name="ro1">
          <table:table-cell office:value-type="string" calcext:value-type="string">
            <text:p>Vinai-tweet</text:p>
          </table:table-cell>
          <table:table-cell office:value-type="string" calcext:value-type="string">
            <text:p>78.2, 81.1</text:p>
          </table:table-cell>
          <table:table-cell office:value-type="string" calcext:value-type="string">
            <text:p>82.7, 86.6</text:p>
          </table:table-cell>
          <table:table-cell office:value-type="string" calcext:value-type="string">
            <text:p>76.5, 76.5</text:p>
          </table:table-cell>
          <table:table-cell office:value-type="string" calcext:value-type="string">
            <text:p>74.7, 74.7</text:p>
          </table:table-cell>
          <table:table-cell office:value-type="string" calcext:value-type="string">
            <text:p>83.2, 90.5</text:p>
          </table:table-cell>
          <table:table-cell office:value-type="string" calcext:value-type="string">
            <text:p>71.9, 75.7</text:p>
          </table:table-cell>
          <table:table-cell office:value-type="string" calcext:value-type="string">
            <text:p>84.4, 86.5</text:p>
          </table:table-cell>
          <table:table-cell office:value-type="string" calcext:value-type="string">
            <text:p>74, 77</text:p>
          </table:table-cell>
        </table:table-row>
        <table:table-row table:style-name="ro1">
          <table:table-cell office:value-type="string" calcext:value-type="string">
            <text:p>Del-covid</text:p>
          </table:table-cell>
          <table:table-cell office:value-type="string" calcext:value-type="string">
            <text:p>80.5, 79.8</text:p>
          </table:table-cell>
          <table:table-cell office:value-type="string" calcext:value-type="string">
            <text:p>88.6, 84.7</text:p>
          </table:table-cell>
          <table:table-cell office:value-type="string" calcext:value-type="string">
            <text:p>76.5, 76.5</text:p>
          </table:table-cell>
          <table:table-cell office:value-type="string" calcext:value-type="string">
            <text:p>88.5, 88.5</text:p>
          </table:table-cell>
          <table:table-cell office:value-type="string" calcext:value-type="string">
            <text:p>86.5, 86.9</text:p>
          </table:table-cell>
          <table:table-cell office:value-type="string" calcext:value-type="string">
            <text:p>64.4, 67.7</text:p>
          </table:table-cell>
          <table:table-cell office:value-type="string" calcext:value-type="string">
            <text:p>85, 83.6</text:p>
          </table:table-cell>
          <table:table-cell office:value-type="string" calcext:value-type="string">
            <text:p>74, 70.9</text:p>
          </table:table-cell>
        </table:table-row>
        <table:table-row table:style-name="ro1">
          <table:table-cell office:value-type="string" calcext:value-type="string">
            <text:p>Cardi-tweet</text:p>
          </table:table-cell>
          <table:table-cell office:value-type="string" calcext:value-type="string">
            <text:p>82.9, 83.5</text:p>
          </table:table-cell>
          <table:table-cell office:value-type="string" calcext:value-type="string">
            <text:p>80.4, 84.8</text:p>
          </table:table-cell>
          <table:table-cell office:value-type="string" calcext:value-type="string">
            <text:p>78.4, 74.5</text:p>
          </table:table-cell>
          <table:table-cell office:value-type="string" calcext:value-type="string">
            <text:p>88.4, 84.1</text:p>
          </table:table-cell>
          <table:table-cell office:value-type="string" calcext:value-type="string">
            <text:p>96.3, 92.2</text:p>
          </table:table-cell>
          <table:table-cell office:value-type="string" calcext:value-type="string">
            <text:p>70.4, 80.8</text:p>
          </table:table-cell>
          <table:table-cell office:value-type="string" calcext:value-type="string">
            <text:p>87.2, 88.4</text:p>
          </table:table-cell>
          <table:table-cell office:value-type="string" calcext:value-type="string">
            <text:p>79.1, 80</text:p>
          </table:table-cell>
        </table:table-row>
        <table:table-row table:style-name="ro1">
          <table:table-cell office:value-type="string" calcext:value-type="string">
            <text:p>Cardi-hate</text:p>
          </table:table-cell>
          <table:table-cell office:value-type="float" office:value="84.1" calcext:value-type="float">
            <text:p>84.1</text:p>
          </table:table-cell>
          <table:table-cell office:value-type="float" office:value="84.5" calcext:value-type="float">
            <text:p>84.5</text:p>
          </table:table-cell>
          <table:table-cell office:value-type="float" office:value="78.4" calcext:value-type="float">
            <text:p>78.4</text:p>
          </table:table-cell>
          <table:table-cell office:value-type="float" office:value="91.8" calcext:value-type="float">
            <text:p>91.8</text:p>
          </table:table-cell>
          <table:table-cell office:value-type="float" office:value="88.8" calcext:value-type="float">
            <text:p>88.8</text:p>
          </table:table-cell>
          <table:table-cell office:value-type="float" office:value="81.4" calcext:value-type="float">
            <text:p>81.4</text:p>
          </table:table-cell>
          <table:table-cell office:value-type="float" office:value="87.2" calcext:value-type="float">
            <text:p>87.2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Cardi-irony</text:p>
          </table:table-cell>
          <table:table-cell office:value-type="float" office:value="84.2" calcext:value-type="float">
            <text:p>84.2</text:p>
          </table:table-cell>
          <table:table-cell office:value-type="float" office:value="82.5" calcext:value-type="float">
            <text:p>82.5</text:p>
          </table:table-cell>
          <table:table-cell office:value-type="float" office:value="78.4" calcext:value-type="float">
            <text:p>78.4</text:p>
          </table:table-cell>
          <table:table-cell office:value-type="float" office:value="86.9" calcext:value-type="float">
            <text:p>86.9</text:p>
          </table:table-cell>
          <table:table-cell office:value-type="float" office:value="89" calcext:value-type="float">
            <text:p>89</text:p>
          </table:table-cell>
          <table:table-cell office:value-type="float" office:value="85.2" calcext:value-type="float">
            <text:p>85.2</text:p>
          </table:table-cell>
          <table:table-cell office:value-type="float" office:value="87.2" calcext:value-type="float">
            <text:p>87.2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Cardi-emotion</text:p>
          </table:table-cell>
          <table:table-cell office:value-type="float" office:value="82.2" calcext:value-type="float">
            <text:p>82.2</text:p>
          </table:table-cell>
          <table:table-cell office:value-type="float" office:value="90.5" calcext:value-type="float">
            <text:p>90.5</text:p>
          </table:table-cell>
          <table:table-cell office:value-type="float" office:value="78.4" calcext:value-type="float">
            <text:p>78.4</text:p>
          </table:table-cell>
          <table:table-cell office:value-type="float" office:value="80.7" calcext:value-type="float">
            <text:p>80.7</text:p>
          </table:table-cell>
          <table:table-cell office:value-type="float" office:value="88.8" calcext:value-type="float">
            <text:p>88.8</text:p>
          </table:table-cell>
          <table:table-cell office:value-type="float" office:value="69.9" calcext:value-type="float">
            <text:p>69.9</text:p>
          </table:table-cell>
          <table:table-cell office:value-type="float" office:value="87.2" calcext:value-type="float">
            <text:p>87.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Cardi-offensive</text:p>
          </table:table-cell>
          <table:table-cell office:value-type="float" office:value="82" calcext:value-type="float">
            <text:p>82</text:p>
          </table:table-cell>
          <table:table-cell office:value-type="float" office:value="88.7" calcext:value-type="float">
            <text:p>88.7</text:p>
          </table:table-cell>
          <table:table-cell office:value-type="float" office:value="74.5" calcext:value-type="float">
            <text:p>74.5</text:p>
          </table:table-cell>
          <table:table-cell office:value-type="float" office:value="76.3" calcext:value-type="float">
            <text:p>76.3</text:p>
          </table:table-cell>
          <table:table-cell office:value-type="float" office:value="96.1" calcext:value-type="float">
            <text:p>96.1</text:p>
          </table:table-cell>
          <table:table-cell office:value-type="float" office:value="73.1" calcext:value-type="float">
            <text:p>73.1</text:p>
          </table:table-cell>
          <table:table-cell office:value-type="float" office:value="86.5" calcext:value-type="float">
            <text:p>86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m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l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microso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senti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toxic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MODEL – english_new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Q7</text:p>
          </table:table-cell>
        </table:table-row>
        <table:table-row table:style-name="ro1">
          <table:table-cell office:value-type="string" calcext:value-type="string">
            <text:p>Vinai-covid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87.5" calcext:value-type="float">
            <text:p>87.5</text:p>
          </table:table-cell>
          <table:table-cell office:value-type="float" office:value="82.2" calcext:value-type="float">
            <text:p>82.2</text:p>
          </table:table-cell>
          <table:table-cell office:value-type="float" office:value="81.7" calcext:value-type="float">
            <text:p>81.7</text:p>
          </table:table-cell>
          <table:table-cell office:value-type="float" office:value="69.3" calcext:value-type="float">
            <text:p>69.3</text:p>
          </table:table-cell>
          <table:table-cell office:value-type="float" office:value="81.3" calcext:value-type="float">
            <text:p>81.3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Vinai-tweet</text:p>
          </table:table-cell>
          <table:table-cell office:value-type="float" office:value="79.6" calcext:value-type="float">
            <text:p>79.6</text:p>
          </table:table-cell>
          <table:table-cell office:value-type="float" office:value="81" calcext:value-type="float">
            <text:p>81</text:p>
          </table:table-cell>
          <table:table-cell office:value-type="float" office:value="85.6" calcext:value-type="float">
            <text:p>85.6</text:p>
          </table:table-cell>
          <table:table-cell office:value-type="float" office:value="81.2" calcext:value-type="float">
            <text:p>81.2</text:p>
          </table:table-cell>
          <table:table-cell office:value-type="float" office:value="81" calcext:value-type="float">
            <text:p>81</text:p>
          </table:table-cell>
          <table:table-cell office:value-type="float" office:value="67.9" calcext:value-type="float">
            <text:p>67.9</text:p>
          </table:table-cell>
          <table:table-cell office:value-type="float" office:value="81.4" calcext:value-type="float">
            <text:p>81.4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string" calcext:value-type="string">
            <text:p>Del-covid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86.5" calcext:value-type="float">
            <text:p>86.5</text:p>
          </table:table-cell>
          <table:table-cell office:value-type="float" office:value="81.7" calcext:value-type="float">
            <text:p>81.7</text:p>
          </table:table-cell>
          <table:table-cell office:value-type="float" office:value="77.2" calcext:value-type="float">
            <text:p>77.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Cardi-tweet</text:p>
          </table:table-cell>
          <table:table-cell office:value-type="float" office:value="80.6" calcext:value-type="float">
            <text:p>80.6</text:p>
          </table:table-cell>
          <table:table-cell office:value-type="float" office:value="83.4" calcext:value-type="float">
            <text:p>83.4</text:p>
          </table:table-cell>
          <table:table-cell office:value-type="float" office:value="85.2" calcext:value-type="float">
            <text:p>85.2</text:p>
          </table:table-cell>
          <table:table-cell office:value-type="float" office:value="87.8" calcext:value-type="float">
            <text:p>87.8</text:p>
          </table:table-cell>
          <table:table-cell office:value-type="float" office:value="78.8" calcext:value-type="float">
            <text:p>78.8</text:p>
          </table:table-cell>
          <table:table-cell office:value-type="float" office:value="71.1" calcext:value-type="float">
            <text:p>71.1</text:p>
          </table:table-cell>
          <table:table-cell office:value-type="float" office:value="80.8" calcext:value-type="float">
            <text:p>80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ardi-hate</text:p>
          </table:table-cell>
          <table:table-cell office:value-type="float" office:value="80.6" calcext:value-type="float">
            <text:p>80.6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82,6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string" calcext:value-type="string">
            <text:p>Cardi-irony</text:p>
          </table:table-cell>
          <table:table-cell office:value-type="float" office:value="81.2" calcext:value-type="float">
            <text:p>81.2</text:p>
          </table:table-cell>
          <table:table-cell office:value-type="float" office:value="84.5" calcext:value-type="float">
            <text:p>84.5</text:p>
          </table:table-cell>
          <table:table-cell office:value-type="float" office:value="86.1" calcext:value-type="float">
            <text:p>86.1</text:p>
          </table:table-cell>
          <table:table-cell office:value-type="float" office:value="85.8" calcext:value-type="float">
            <text:p>85.8</text:p>
          </table:table-cell>
          <table:table-cell office:value-type="float" office:value="83.6" calcext:value-type="float">
            <text:p>83.6</text:p>
          </table:table-cell>
          <table:table-cell office:value-type="float" office:value="70.5" calcext:value-type="float">
            <text:p>70.5</text:p>
          </table:table-cell>
          <table:table-cell office:value-type="float" office:value="81.4" calcext:value-type="float">
            <text:p>81.4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Cardi-emotion</text:p>
          </table:table-cell>
          <table:table-cell office:value-type="float" office:value="79.5" calcext:value-type="float">
            <text:p>79.5</text:p>
          </table:table-cell>
          <table:table-cell office:value-type="float" office:value="81.7" calcext:value-type="float">
            <text:p>81.7</text:p>
          </table:table-cell>
          <table:table-cell office:value-type="float" office:value="85.6" calcext:value-type="float">
            <text:p>85.6</text:p>
          </table:table-cell>
          <table:table-cell office:value-type="float" office:value="83.1" calcext:value-type="float">
            <text:p>83.1</text:p>
          </table:table-cell>
          <table:table-cell office:value-type="float" office:value="76.2" calcext:value-type="float">
            <text:p>76.2</text:p>
          </table:table-cell>
          <table:table-cell office:value-type="float" office:value="70" calcext:value-type="float">
            <text:p>70</text:p>
          </table:table-cell>
          <table:table-cell office:value-type="float" office:value="82.7" calcext:value-type="float">
            <text:p>82.7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string" calcext:value-type="string">
            <text:p>Cardi-offensive</text:p>
          </table:table-cell>
          <table:table-cell office:value-type="float" office:value="80.9" calcext:value-type="float">
            <text:p>80.9</text:p>
          </table:table-cell>
          <table:table-cell office:value-type="float" office:value="84.8" calcext:value-type="float">
            <text:p>84.8</text:p>
          </table:table-cell>
          <table:table-cell office:value-type="float" office:value="87.7" calcext:value-type="float">
            <text:p>87.7</text:p>
          </table:table-cell>
          <table:table-cell office:value-type="float" office:value="86.1" calcext:value-type="float">
            <text:p>86.1</text:p>
          </table:table-cell>
          <table:table-cell office:value-type="float" office:value="77.7" calcext:value-type="float">
            <text:p>77.7</text:p>
          </table:table-cell>
          <table:table-cell office:value-type="float" office:value="68.7" calcext:value-type="float">
            <text:p>68.7</text:p>
          </table:table-cell>
          <table:table-cell office:value-type="float" office:value="82.8" calcext:value-type="float">
            <text:p>82.8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m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l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microso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senti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-toxic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sembl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2:50:05.232491906</meta:creation-date>
    <dc:date>2021-04-06T17:08:09.427765901</dc:date>
    <meta:editing-duration>PT12M23S</meta:editing-duration>
    <meta:editing-cycles>1</meta:editing-cycles>
    <meta:document-statistic meta:table-count="1" meta:cell-count="174" meta:object-count="0"/>
    <meta:generator>LibreOffice/6.0.7.3$Linux_X86_64 LibreOffice_project/00m0$Build-3</meta:generator>
  </office:meta>
</office:document-meta>
</file>